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90000027C30C3EC79ABD93D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6.72cm" draw:transform="skewX (0.00506145483078356) rotate (0.00506145483078356) translate (0cm 2.342cm)">
          <draw:image xlink:href="Pictures/10000000000004290000027C30C3EC79ABD93D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23:02:14.394644232</meta:creation-date>
    <dc:date>2018-10-07T23:03:38.486479033</dc:date>
    <meta:editing-duration>PT1M24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